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2.335cm" svg:height="0.963cm" svg:x="8cm" svg:y="2.9cm">
          <draw:text-box>
            <text:p>(0 1 2)</text:p>
          </draw:text-box>
        </draw:frame>
        <draw:frame draw:style-name="gr1" draw:layer="layout" svg:width="2.335cm" svg:height="0.963cm" svg:x="4.201cm" svg:y="4.601cm">
          <draw:text-box>
            <text:p>(1 0 2)</text:p>
          </draw:text-box>
        </draw:frame>
        <draw:frame draw:style-name="gr1" draw:layer="layout" svg:width="2.513cm" svg:height="0.963cm" svg:x="12.002cm" svg:y="4.602cm">
          <draw:text-box>
            <text:p>(0 1 m)</text:p>
          </draw:text-box>
        </draw:frame>
        <draw:frame draw:style-name="gr1" draw:layer="layout" svg:width="2.513cm" svg:height="0.963cm" svg:x="8.002cm" svg:y="6.302cm">
          <draw:text-box>
            <text:p>(1 0 m)</text:p>
          </draw:text-box>
        </draw:frame>
        <draw:frame draw:style-name="gr1" draw:layer="layout" svg:width="2.868cm" svg:height="0.963cm" svg:x="7.903cm" svg:y="4.603cm">
          <draw:text-box>
            <text:p>(m m m)</text:p>
          </draw:text-box>
        </draw:frame>
        <draw:line draw:style-name="gr2" draw:text-style-name="P1" draw:layer="layout" svg:x1="8.1cm" svg:y1="3.202cm" svg:x2="4.915cm" svg:y2="4.701cm">
          <text:p/>
        </draw:line>
        <draw:line draw:style-name="gr3" draw:text-style-name="P1" draw:layer="layout" svg:x1="5.291cm" svg:y1="5.4cm" svg:x2="8cm" svg:y2="6.9cm">
          <text:p/>
        </draw:line>
        <draw:line draw:style-name="gr3" draw:text-style-name="P1" draw:layer="layout" svg:x1="10.5cm" svg:y1="6.9cm" svg:x2="14cm" svg:y2="5.4cm">
          <text:p/>
        </draw:line>
        <draw:line draw:style-name="gr3" draw:text-style-name="P1" draw:layer="layout" svg:x1="14cm" svg:y1="4.4cm" svg:x2="10.107cm" svg:y2="3.096cm">
          <text:p/>
        </draw:line>
        <draw:line draw:style-name="gr3" draw:text-style-name="P1" draw:layer="layout" svg:x1="5.8cm" svg:y1="4.7cm" svg:x2="8.1cm" svg:y2="3.505cm">
          <text:p/>
        </draw:line>
        <draw:line draw:style-name="gr3" draw:text-style-name="P1" draw:layer="layout" svg:x1="8cm" svg:y1="6.4cm" svg:x2="6.27cm" svg:y2="5.4cm">
          <text:p/>
        </draw:line>
        <draw:line draw:style-name="gr3" draw:text-style-name="P1" draw:layer="layout" svg:x1="12.3cm" svg:y1="5.6cm" svg:x2="10.407cm" svg:y2="6.502cm">
          <text:p/>
        </draw:line>
        <draw:line draw:style-name="gr3" draw:text-style-name="P1" draw:layer="layout" svg:x1="10.335cm" svg:y1="3.652cm" svg:x2="12.858cm" svg:y2="4.602cm">
          <text:p/>
        </draw:line>
        <draw:frame draw:style-name="gr1" draw:layer="layout" svg:width="0.853cm" svg:height="0.963cm" svg:x="6cm" svg:y="3cm">
          <draw:text-box>
            <text:p>1</text:p>
          </draw:text-box>
        </draw:frame>
        <draw:frame draw:style-name="gr1" draw:layer="layout" svg:width="0.853cm" svg:height="0.963cm" svg:x="11.149cm" svg:y="5.065cm">
          <draw:text-box>
            <text:p>1</text:p>
          </draw:text-box>
        </draw:frame>
        <draw:frame draw:style-name="gr1" draw:layer="layout" svg:width="0.853cm" svg:height="0.963cm" svg:x="6.801cm" svg:y="3.901cm">
          <draw:text-box>
            <text:p>0</text:p>
          </draw:text-box>
        </draw:frame>
        <draw:frame draw:style-name="gr1" draw:layer="layout" svg:width="0.853cm" svg:height="0.963cm" svg:x="12.802cm" svg:y="5.802cm">
          <draw:text-box>
            <text:p>0</text:p>
          </draw:text-box>
        </draw:frame>
        <draw:frame draw:style-name="gr1" draw:layer="layout" svg:width="0.853cm" svg:height="0.963cm" svg:x="6.647cm" svg:y="5cm">
          <draw:text-box>
            <text:p>2</text:p>
          </draw:text-box>
        </draw:frame>
        <draw:frame draw:style-name="gr1" draw:layer="layout" svg:width="0.853cm" svg:height="0.963cm" svg:x="11.647cm" svg:y="3cm">
          <draw:text-box>
            <text:p>2</text:p>
          </draw:text-box>
        </draw:frame>
        <draw:frame draw:style-name="gr1" draw:layer="layout" svg:width="1.031cm" svg:height="0.963cm" svg:x="10.2cm" svg:y="3.537cm">
          <draw:text-box>
            <text:p>m</text:p>
          </draw:text-box>
        </draw:frame>
        <draw:frame draw:style-name="gr1" draw:layer="layout" svg:width="1.031cm" svg:height="0.963cm" svg:x="4.969cm" svg:y="5.4cm">
          <draw:text-box>
            <text:p>m</text:p>
          </draw:text-box>
        </draw:frame>
        <draw:path draw:style-name="gr4" draw:text-style-name="P1" draw:layer="layout" svg:width="1.271cm" svg:height="1.243cm" draw:transform="rotate (-2.3561944901919) translate (4.5275cm 5.06249999999914cm)" svg:viewBox="0 0 1272 1244" svg:d="m371-13562c2001 1066 112 1982-371 371">
          <text:p/>
        </draw:path>
        <draw:path draw:style-name="gr4" draw:text-style-name="P1" draw:layer="layout" svg:width="1.271cm" svg:height="1.243cm" draw:transform="rotate (2.3561944901919) translate (15.1207262262993cm 5.9617262262984cm)" svg:viewBox="0 0 1272 1244" svg:d="m900 12953c-2001 1066-111 1983 372 371">
          <text:p/>
        </draw:path>
        <draw:path draw:style-name="gr4" draw:text-style-name="P1" draw:layer="layout" svg:width="1.271cm" svg:height="1.243cm" draw:transform="rotate (-2.35619449019309) translate (10.0963708872391cm 2.31463416339425cm)" svg:viewBox="0 0 1272 1244" svg:d="m900-17552c-2001 1067-111 1983 372 371">
          <text:p/>
        </draw:path>
        <draw:path draw:style-name="gr4" draw:text-style-name="P1" draw:layer="layout" svg:width="1.271cm" svg:height="1.243cm" draw:transform="rotate (-0.785398163398486) translate (9.1981446609406cm 7.00813961030679cm)" svg:viewBox="0 0 1272 1244" svg:d="m371-3097c2001 1066 112 1983-371 371">
          <text:p/>
        </draw:path>
        <draw:frame draw:style-name="gr1" draw:layer="layout" svg:width="1.56cm" svg:height="0.963cm" svg:x="9.7cm" svg:y="1.7cm">
          <draw:text-box>
            <text:p>0, 2</text:p>
          </draw:text-box>
        </draw:frame>
        <draw:frame draw:style-name="gr1" draw:layer="layout" svg:width="1.738cm" svg:height="0.963cm" svg:x="9.67cm" svg:y="7.401cm">
          <draw:text-box>
            <text:p>1, m</text:p>
          </draw:text-box>
        </draw:frame>
        <draw:frame draw:style-name="gr1" draw:layer="layout" svg:width="1.56cm" svg:height="0.963cm" svg:x="1.2cm" svg:y="4.501cm">
          <draw:text-box>
            <text:p>1, 2</text:p>
          </draw:text-box>
        </draw:frame>
        <draw:frame draw:style-name="gr1" draw:layer="layout" svg:width="1.738cm" svg:height="0.963cm" svg:x="16.001cm" svg:y="4.538cm">
          <draw:text-box>
            <text:p>0, 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06T01:56:55.48</meta:creation-date>
    <dc:date>2009-09-06T02:14:08.84</dc:date>
    <dc:creator>Евгений Корныхин</dc:creator>
    <meta:editing-duration>PT00H02M02S</meta:editing-duration>
    <meta:editing-cycles>2</meta:editing-cycles>
    <meta:generator>OpenOffice.org/3.1$Win32 OpenOffice.org_project/310m19$Build-9420</meta:generator>
    <meta:document-statistic meta:object-count="29"/>
  </office:meta>
</office:document-meta>
</file>